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Arial4"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_7e_LT_7e_Titel">
      <style:paragraph-properties fo:text-align="center" style:justify-single-word="fals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T1" style:family="text">
      <style:text-properties fo:color="#000000" style:font-name="Arial1"/>
    </style:style>
    <style:style style:name="T2" style:family="text">
      <style:text-properties fo:color="#000000" style:font-name="Arial1"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ise en charge des blesser</text:p>
      <text:p text:style-name="P1"><text:span text:style-name="T2"/></text:p>
      <text:p text:style-name="Standard"><text:span text:style-name="T2"/></text:p>
      <text:p text:style-name="Standard"><text:span text:style-name="T2"/></text:p>
      <text:p text:style-name="Standard"><text:span text:style-name="T2">Au départ, pendant la guerre, on met en place un système d’ambulances avec des brancardiers qui viennent chercher les blessés une fois la nuit tombée (pour pas devenir la nouvelle cible). Parfois les mecs sont restés, une, deux, six ou huit heures la gueule en vrac, le bras arraché… Souvent </text:span><text:a xlink:type="simple" xlink:href="http://wp.me/a4via6-2US" office:target-frame-name="_blank" xlink:show="new" text:style-name="Internet_20_link" text:visited-style-name="Visited_20_Internet_20_Link">ils sont morts</text:a><text:span text:style-name="T2">. Alors on change de méthode et on met des médecins et des infirmières sur place pour faire le plus de soins possibles avant de les convoyer à l’arrière du front, ou dans les hôpitaux. Les premiers soins retardent les hémorragies et empêchent certaines asphyxi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Arial4"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13T22:36:29.65</meta:creation-date>
    <meta:document-statistic meta:table-count="0" meta:image-count="0" meta:object-count="0" meta:page-count="1" meta:paragraph-count="2" meta:word-count="103" meta:character-count="600"/>
    <dc:date>2018-09-13T22:47:20.15</dc:date>
    <meta:editing-duration>PT10M50S</meta:editing-duration>
    <meta:editing-cycles>1</meta:editing-cycles>
    <meta:generator>OpenOffice/4.1.3$Win32 OpenOffice.org_project/413m1$Build-9783</meta:generator>
  </office:meta>
</office:document-meta>
</file>